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ade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Manchas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Internacoes</text:p>
          </table:table-cell>
          <table:table-cell office:value-type="string" calcext:value-type="string">
            <text:p>Diagnostic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oncentradas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nt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nexistentes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ent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spalhadas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udave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nexistentes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ent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niformes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udav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existentes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ent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spalhadas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ent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Uniformes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udav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6T12:30:47.919135970</meta:creation-date>
    <dc:date>2020-09-16T12:36:25.310716475</dc:date>
    <meta:editing-duration>PT5M42S</meta:editing-duration>
    <meta:editing-cycles>1</meta:editing-cycles>
    <meta:document-statistic meta:table-count="1" meta:cell-count="63" meta:object-count="0"/>
    <meta:generator>LibreOffice/7.0.1.2$Linux_X86_64 LibreOffice_project/00$Build-2</meta:generator>
  </office:meta>
</office:document-meta>
</file>